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40000026499A93D08.png" manifest:media-type="image/png"/>
  <manifest:file-entry manifest:full-path="Pictures/10000201000002D8000002D898F13E4A.png" manifest:media-type="image/png"/>
  <manifest:file-entry manifest:full-path="Pictures/100002010000020400000204EF1A0A1C.png" manifest:media-type="image/png"/>
  <manifest:file-entry manifest:full-path="Pictures/1000020100000400000004002976BA1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>
        <draw:frame draw:style-name="gr1" draw:text-style-name="P1" draw:layer="layout" svg:width="18cm" svg:height="18cm" svg:x="0.784cm" svg:y="1.142cm">
          <draw:image xlink:href="Pictures/1000020100000400000004002976BA12.png" xlink:type="simple" xlink:show="embed" xlink:actuate="onLoad">
            <text:p/>
          </draw:image>
        </draw:frame>
        <draw:frame draw:style-name="gr1" draw:text-style-name="P1" draw:layer="layout" svg:width="9.1cm" svg:height="9.1cm" svg:x="17.137cm" svg:y="10.4cm">
          <draw:image xlink:href="Pictures/100002010000020400000204EF1A0A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12.8cm" svg:height="12.8cm" svg:x="1.5cm" svg:y="1.5cm">
          <draw:image xlink:href="Pictures/10000201000002D8000002D898F13E4A.png" xlink:type="simple" xlink:show="embed" xlink:actuate="onLoad">
            <text:p/>
          </draw:image>
        </draw:frame>
        <draw:frame draw:style-name="gr1" draw:text-style-name="P1" draw:layer="layout" svg:width="10.8cm" svg:height="10.8cm" svg:x="14.3cm" svg:y="7.498cm">
          <draw:image xlink:href="Pictures/10000201000002640000026499A93D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lokoban </meta:initial-creator>
    <meta:creation-date>2016-12-28T14:15:16.947299350</meta:creation-date>
    <dc:date>2016-12-28T14:22:15.012579318</dc:date>
    <dc:creator>Tolokoban </dc:creator>
    <meta:editing-duration>PT3M55S</meta:editing-duration>
    <meta:editing-cycles>3</meta:editing-cycles>
    <meta:generator>LibreOffice/4.2.8.2$Linux_X86_64 LibreOffice_project/420m0$Build-2</meta:generator>
    <meta:document-statistic meta:object-count="29"/>
  </office:meta>
</office:document-meta>
</file>